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Crawling the Web with Python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Jason Champion</text:p>
            <text:p/>
            <text:p>Presentation available on GitHub:</text:p>
            <text:p/>
            <text:p>https://github.com/Xangis/python-webcrawl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Crawl the Web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uild a search engine.</text:p>
              </text:list-item>
              <text:list-item>
                <text:p>Build an SEO tool like Moz.</text:p>
              </text:list-item>
              <text:list-item>
                <text:p>Build a domain info tool like Web of Trust.</text:p>
              </text:list-item>
              <text:list-item>
                <text:p>Build a prospecting tool like BuiltWith.</text:p>
              </text:list-item>
              <text:list-item>
                <text:p>Build a meta-site like GoodReads.</text:p>
              </text:list-item>
              <text:list-item>
                <text:p>Checking for site exploits (white, gray, blackha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Does Search Matter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 doesn't to most people – they're happy with available options.</text:p>
              </text:list-item>
              <text:list-item>
                <text:p>Concentration of the power of discovery in one company is potentially dangerous (algorithm changes = doom).</text:p>
              </text:list-item>
              <text:list-item>
                <text:p>Filter bubbles hide information.</text:p>
              </text:list-item>
              <text:list-item>
                <text:p>Read "Who Owns the Future" by Jaron Lanier for some good philosophical perspect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Did I Build It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ltaVista, my main search engine in pre-Google days shut down.</text:p>
              </text:list-item>
              <text:list-item>
                <text:p>Too many social media results in searches.</text:p>
              </text:list-item>
              <text:list-item>
                <text:p>Seemed like a somewhat hard problem.</text:p>
              </text:list-item>
              <text:list-item>
                <text:p>Wanted some big data to play with.</text:p>
              </text:list-item>
              <text:list-item>
                <text:p>Brain is full of craz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ow Can You Avoid Crawling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rawling the web is a hard problem. Avoid it if you're not crazy.</text:p>
              </text:list-item>
              <text:list-item>
                <text:p>Bing has an API. DuckDuckGo used this as much of their early core.</text:p>
              </text:list-item>
              <text:list-item>
                <text:p>Gigablast has an API. Gigablast who ?</text:p>
              </text:list-item>
              <text:list-item>
                <text:p>Google has custom search, not really an API. Many so-called search engines are just Google custom search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Should You Crawl it Yourself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latform risk – Bing could turn off their API. Netflix went nuclear on their API, and Twitter is removing share counts.</text:p>
              </text:list-item>
              <text:list-item>
                <text:p>APIs are not free.</text:p>
              </text:list-item>
              <text:list-item>
                <text:p>You have a problem not easily solved by existing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p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utch. Open source, popular, but it's not Python. Commonly used with Solr/Lucene.</text:p>
              </text:list-item>
              <text:list-item>
                <text:p>Scrapy. It's amazing, and may be the only thing you ever need.</text:p>
              </text:list-item>
              <text:list-item>
                <text:p>Lower-level using BeautifulSoup and a number of other too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crapy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crapy.org</text:p>
              </text:list-item>
              <text:list-item>
                <text:p>Easy mode.</text:p>
              </text:list-item>
              <text:list-item>
                <text:p>Extensible, powerful, fancy.</text:p>
              </text:list-item>
              <text:list-item>
                <text:p>I needed more than one slide, so I'm going with a custom "roll your own" example to show you the "guts"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ustom : Retrieve a Pag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ee crawl.py code for simple example.</text:p>
                <text:list>
                  <text:list-item>
                    <text:p>Retrieve a page.</text:p>
                  </text:list-item>
                  <text:list-item>
                    <text:p>Extract some information.</text:p>
                  </text:list-item>
                  <text:list-item>
                    <text:p>Get links, title, CSS files, and some other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Getting URL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lexa and DMOZ are well-known sources.</text:p>
              </text:list-item>
              <text:list-item>
                <text:p>Alexa provides the top million, calculated daily, but has lots of bad stuff:</text:p>
                <text:p>http://s3.amazonaws.com/alexa-static/top-1m.csv.zip</text:p>
              </text:list-item>
              <text:list-item>
                <text:p>DMOZ has an RDF dump, but it leaves a lot out, including newer but popular sites :</text:p>
                <text:p>http://rdf.dmoz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inks : Where the Web Happe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any algorithms are based on what links to what (Google PageRank, HITS)</text:p>
              </text:list-item>
              <text:list-item>
                <text:p>Can use to detect bad sites. If you block a site, things linking to it might need to be blocked.</text:p>
              </text:list-item>
              <text:list-item>
                <text:p>Needed to spider an entire site. Can do that now or later.</text:p>
              </text:list-item>
              <text:list-item>
                <text:p>URL normalization can be difficult. Session IDs and other extraneous tracking info should be removed (utm_source, etc.), but not page/article I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Robots.tx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et your user agent. Lots of sites reject requests that use the default user agent in urllib, curl, nutch, and other software tools.</text:p>
              </text:list-item>
              <text:list-item>
                <text:p>Fake user agents may work, but some sites get really grumpy about "stealthbots".</text:p>
              </text:list-item>
              <text:list-item>
                <text:p>Curious what other people use? Check udger.com. It's comprehensive.</text:p>
              </text:list-item>
              <text:list-item>
                <text:p>Use robotexclusionrulesparser from http://nikitathespider.com/python/rerp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TML is Full of L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Language tags :</text:p>
                <text:p>&lt;html lang="en"&gt;</text:p>
                <text:p>&lt;meta content-language="es"&gt;</text:p>
                <text:p>Actual language: Catalan</text:p>
              </text:list-item>
              <text:list-item>
                <text:p>Content-type not always reliable.</text:p>
              </text:list-item>
              <text:list-item>
                <text:p>Bizarre redirects or cloak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Web Is Horrible and You Don't Want to Touch It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ule 43 and beyond.</text:p>
              </text:list-item>
              <text:list-item>
                <text:p>Viruses.</text:p>
              </text:list-item>
              <text:list-item>
                <text:p>Spam.</text:p>
              </text:list-item>
              <text:list-item>
                <text:p>Languages that don't even exist.</text:p>
              </text:list-item>
              <text:list-item>
                <text:p>Gigantic non-html files like .iso, .avi, .mp4. Content-type is sometimes a lie, rememb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creenshots and Imag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yWebShot from https://github.com/coderholic/PyWebShot for page screenshots.</text:p>
              </text:list-item>
              <text:list-item>
                <text:p>Extract image tags with BeautifulSoup.</text:p>
              </text:list-item>
              <text:list-item>
                <text:p>Are you sure you want to? Remember rule 43. WoT has a nice solution (Blurry image until # of ratings as non-adult content is reached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Icon Harvest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ust grabbing example.com/favicon.ico will get you some. Did this in 2010 for Authentic8 and had 50% success rate.</text:p>
              </text:list-item>
              <text:list-item>
                <text:p>Use bs4 to retrieve meta tags.</text:p>
              </text:list-item>
              <text:list-item>
                <text:p>Not enough pixels to truly hit rule 43, but may find some bad 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Your Databas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oesn't matter much at first. Just pick something you know. Like Postgres. Or JSON text files. :P</text:p>
              </text:list-item>
              <text:list-item>
                <text:p>By the time your data gets big and unwieldy you should be able to make a nice decision. Max out one cheap server's capacity first.</text:p>
              </text:list-item>
              <text:list-item>
                <text:p>Tons of good options – HDFS, Cassandra, Riak, and a new big-data database springs up every week. Lots of sharded or NewSQL DBs are based on psq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Index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ull text search is going to require some sort of inverted index.</text:p>
              </text:list-item>
              <text:list-item>
                <text:p>PostgreSQL gin/gist indexes are nice.</text:p>
              </text:list-item>
              <text:list-item>
                <text:p>Some databases have these, or you might have to create your own.</text:p>
              </text:list-item>
              <text:list-item>
                <text:p>What fields you use will matter a lot. Basic title, url, and page contents are an interesting place to start. Then H1, H2, lists, paragraphs, other el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ore on Indexing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nerally search engines have a massive index in RAM that they query in realtime (of course, they have caching and lots of « cheats » to speed things up.</text:p>
              </text:list-item>
              <text:list-item>
                <text:p>If you have billions of pages, that's terabytes of RAM. Easier to do on a bunch of cheap servers in a cluster than a single monster mach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mmon Ranking Method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ageRank – link authority and popularity.</text:p>
              </text:list-item>
              <text:list-item>
                <text:p>HITS – another link authority and popularity.</text:p>
              </text:list-item>
              <text:list-item>
                <text:p>MozRank/MozTrust – more link authority and popularity.</text:p>
              </text:list-item>
              <text:list-item>
                <text:p>Naive link count – basic link popularity without weighting.</text:p>
              </text:list-item>
              <text:list-item>
                <text:p>See a pattern here? Everybody uses links, and "link spam" breaks algorithms. Web 1.0 did not. What will web 3.0 use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y Single-Server Hac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recomputed search results stored in database.</text:p>
              </text:list-item>
              <text:list-item>
                <text:p>Don't keep a result for a phrase until someone searches for it the first time.</text:p>
              </text:list-item>
              <text:list-item>
                <text:p>Pre-seeded dictionary of words/names.</text:p>
              </text:list-item>
              <text:list-item>
                <text:p>Often terrible UX the first time someone searches their name and the sites they run, especially with a small crawl set.</text:p>
              </text:list-item>
              <text:list-item>
                <text:p>In 5 years it'll be great (or more likely, outgrown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ogging and Analytic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kind of important – tells you what people are searching for and helps you learn where to improve.</text:p>
                <text:list>
                  <text:list-item>
                    <text:p>Search for cheese took 41 seconds and had 12,910,000 results : Big results are slow.</text:p>
                  </text:list-item>
                  <text:list-item>
                    <text:p>Search for limburger cheese took 0.1 second and had 3 results : Need more pages about limburger.</text:p>
                  </text:list-item>
                  <text:list-item>
                    <text:p>Search trends/popularity and typo discovery is interesting.</text:p>
                  </text:list-item>
                </text:list>
              </text:list-item>
              <text:list-item>
                <text:p>Don't be creepy. That annoys people.<text:tab/></text:p>
                <text:list>
                  <text:list-item>
                    <text:p>Cookies, PII, and the "Is an IP address a person?" qu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Hard Thing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locking bad stuff. Bad stuff hides really well. You'll find yourself checking Urban Dictionary to figure out what the heck you just crawled.</text:p>
              </text:list-item>
              <text:list-item>
                <text:p>Language categorization. Get langid by Marco Lui, it's a great tool. https://github.com/saffsd/langid.py</text:p>
              </text:list-item>
              <text:list-item>
                <text:p>Managing the piles of data that will accumulate.</text:p>
              </text:list-item>
              <text:list-item>
                <text:p>Responsive replies to requests. People don't care about the haystack, just the needle.</text:p>
              </text:list-item>
              <text:list-item>
                <text:p>Text encodings. Not everything is UTF-8.</text:p>
              </text:list-item>
              <text:list-item>
                <text:p>Getting loyal users. Hardest thing of 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ost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You can start on your local machine, but a fast reliable internet connection is very valuable.</text:p>
              </text:list-item>
              <text:list-item>
                <text:p>A cheap Linode or Digital Ocean Droplet is a good place to start.</text:p>
              </text:list-item>
              <text:list-item>
                <text:p>AWS is ok. Some sites block crawlers from AWS IPs (StackOverflow) and cloud hosting companies make their money on RAM.</text:p>
              </text:list-item>
              <text:list-item>
                <text:p>Colocation is an option. There are good colocation companies, and lots of dedicated server hosting all over the world. eBay for off-lease equiment is a fun g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mmercializ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f your crawler finds Rule 43, gambling, or mail-order-meth sites, you've violated the TOS of AdSense and 9x % of advertising providers.</text:p>
              </text:list-item>
              <text:list-item>
                <text:p>CPM rates for ad networks without those restrictions are usually awful.</text:p>
              </text:list-item>
              <text:list-item>
                <text:p>Is SaaS viable ? Maybe there are enough people who would pay $10 a year for ad-free do-not-track to make it workable.</text:p>
              </text:list-item>
              <text:list-item>
                <text:p>There are probably a lot of creative solutions that could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ther Search-Related Thing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dvertising. If you get big enough, paying an ad network ~50 % of your revenue stops making sense.</text:p>
              </text:list-item>
              <text:list-item>
                <text:p>Analytics. More data makes it possible to develop better search algorithms. Dwell time and bounce rate is a factor in Google, and Alexa.com is a reasonable popularity metric for the top 100k or so sites.</text:p>
              </text:list-item>
              <text:list-item>
                <text:p>Web Browsers. Good way to get users if you can build a popular one or get added to exi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sk '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7:50:48.834361624</meta:creation-date>
    <meta:generator>LibreOffice/4.2.8.2$Linux_X86_64 LibreOffice_project/420m0$Build-2</meta:generator>
    <meta:editing-cycles>19</meta:editing-cycles>
    <meta:editing-duration>PT4H17M22S</meta:editing-duration>
    <dc:title>Gris Foncé - Business</dc:title>
    <meta:initial-creator>jchampion </meta:initial-creator>
    <dc:date>2015-10-22T18:23:45.655308263</dc:date>
    <dc:creator>xangis </dc:creator>
    <meta:document-statistic meta:object-count="133"/>
  </office:meta>
</office:document-meta>
</file>